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Publication Societ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srael Abraham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5"/>
      <text:p text:style-name="P5">[Front Cover]</text:p>
      <text:p text:style-name="P5">[Note: The number "75" is written in pencil and circled in the top right corner of the page.]</text:p>
      <text:p text:style-name="P5"/>
      <text:p text:style-name="P7">96/</text:p>
      <text:p text:style-name="P6">The Jewish Publication Society/</text:p>
      <text:p text:style-name="P6"/>
      <text:p text:style-name="P5">[Page 1]</text:p>
      <text:p text:style-name="P5">"The Jewish Publication Society of America",/ whose seat of honor is Philadelphia, deserves all/ the praise, which an intelligent public, from near/ and from far, bestows thereupon. <text:s/>I was wrong,/ when at the start, I gave utterance to gloomy mis-/-givings about its final workings. <text:s/>Delivery that/ it might exercise a wide influence in the interest/ of new fangled doctrines, I deprecated the undertaking./ <text:s/>In contrast with it, I had then in my mind, a/ modest endeavour conceived in our city, by members/ of this congregation--an effort the sudden termination/ of which I witnessed in 1851 at the fire that con-/sumed the building, which held the property of our/ literary organization. <text:s/>I remembered that every book/ it had issued--unpretentious as it was--had been/ purely Jewish. <text:s/>Again, I recalled also the/ pleasing fact, that twenty years later, the too short/-lived attempt to revive the same organization in <text:soft-page-break/>New/ York, succeeded in furnishing the reader with works/ altogether advantageous to our faith./</text:p>
      <text:p text:style-name="P5"/>
      <text:p text:style-name="P5">[Page 2]</text:p>
      <text:p text:style-name="P5">Therefore when in 1888 persons, largely connected with/ an association of Jews so named by the accident of/ birth, but not by a consistent adherence to Judaism,/ strongly advocated the formation of the Publication/ Society, I expressed fears and doubts, concerning the/ effects of such advocacy from such quarters./</text:p>
      <text:p text:style-name="P5">My apprehensions, however, were in the <text:span text:style-name="T2">main</text:span><text:span text:style-name="T3"> ill-/founded. <text:s/>I qualify my saying, for a different/ reason than that which several men have alleged. <text:s/>They felt/ sore because an organization emanating from/ America, did not always go in search of writers,/ whose dwelling place is in America. <text:s/>Now,/ waving the point, whether our own midst could an-/swer in all respects to the requirement--a discus-/-sion idle and perhaps invidious--I disagree agree[sic?] with the complaints and at all/ events, with the Rabbis in their maxim, that we must/ accept </text:span><text:span text:style-name="T2">a truth</text:span><text:span text:style-name="T3"> from whatever source it may flow [Hebrew]/ [Hebrew]. <text:s/>To me it matters nothing, if the author/ be English, French, German, Polish or Russian, provided/ he keeps steadily in view the main object to be attained, viz/ the elevation of our race before a prejudiced world, and the/ broadening of the range of our people's national learning./</text:span></text:p>
      <text:p text:style-name="P5"><text:span text:style-name="T3"/></text:p>
      <text:p text:style-name="P5"><text:span text:style-name="T3">[Page 3]</text:span></text:p>
      <text:p text:style-name="P5"><text:span text:style-name="T3">I cannot honestly declare that the volumes hither/-to brought forth from the press under the auspices of our organization, have afforded me entire satisfaction/ in their every </text:span><text:span text:style-name="T4">effort</text:span><text:span text:style-name="T6"> part. <text:s/>It may be idiosyncracy[sic!], or/ the consequence of early training, but I have object-/-ed to some of the teachings in almost every volume,/ still, I have also discovered that none aims to throw/ aside historical Judaism and give the palm to/ groundless Radicalism./</text:span></text:p>
      <text:p text:style-name="P5"><text:span text:style-name="T6">But alluding this morning more specially to the last/ production offered to our notice, I wish to say that it/ supplies a fund of information rare and varied./ <text:s/>Admit: all the contents thereof may be met interspersed/ through countless books, constituting our literature,/ but Mr Israel Abrahams, </text:span><text:span text:style-name="T4">has</text:span><text:span text:style-name="T6"> can claim the great merit of/ having methodically arranged in his volume on/ "Jewish life in the Middle ages," what could not be/ learned, except by consulting the pages of mul-/tifarious and often inaccessible writings./</text:span></text:p>
      <text:p text:style-name="P5"><text:span text:style-name="T6"/></text:p>
      <text:p text:style-name="P5"><text:span text:style-name="T6">[Page 4]</text:span></text:p>
      <text:p text:style-name="P5"><text:span text:style-name="T6">Rich is that volume particularly in quotations/ from [Hebrew], or the solution of questions propound-/-ed to noted Rabbis in different lands at dif-/-ferent epochs, upon a diversity of subjects./</text:span></text:p>
      <text:p text:style-name="P5"><text:span text:style-name="T6">I commend Mr Abraham's literary contribution/ to </text:span><text:span text:style-name="T4">a</text:span><text:span text:style-name="T6"> the careful perusal of all, surely, of our students of syn-/-ogogal history, not perhaps in the regular order of/ chapters, lest it may fatigue the mind, but in the/ selection of such chapters, the heading of which forcibly/ invites attention. <text:s/>The objections that I/ have to some of the ideas advanced in that volume,/ I shall submit to my hearers in another/ lecture </text:span><text:span text:style-name="T4">of mine</text:span><text:span text:style-name="T6">. <text:s/>To day I may tell of the degree/ of satisfaction a remarkable change/ in the standing of our coreligionists in Great Bri-/-tain must afford. <text:s/>I have no reference to/ the elevation of a Mr George F. Phillips to the/ position of lord Mayor. <text:s/>That distinction/ is not singular. <text:s/>Others of our persuasion/ were made to enjoy it, and they exercised the/ functions of the high offices consistently, more or less,/ with the religion which they professed./</text:span></text:p>
      <text:p text:style-name="P5"><text:span text:style-name="T6"/></text:p>
      <text:p text:style-name="P5"><text:span text:style-name="T6">[Page 5]</text:span></text:p>
      <text:p text:style-name="P5"><text:span text:style-name="T6">Besides, political preferments attract me/ very little. <text:s/>What gladdens my heart ex-/-ceedingly is a revival of Jewish learning/ in the city of London among English speaking/ Israelites. <text:s/>When in my youth, I sought/ then a livelihood, as a school &amp; private master, I found scarcely/ any of the natives, who cultivated our literature./ <text:s/>Attachment to the precepts, I generally dis-/-covered in the Jews of the metropolis, but religious/ practices were more a habit--however commendable--/than the effect of </text:span><text:soft-page-break/><text:span text:style-name="T6">serious studies in the beauties/ of the sacred language in which we pray and/ on the sublime instruction of our prophets and/ sages. <text:s/>A change has taken place since then which is most/ admirable. <text:s/>Mr Gangwill--no mean/ Judge--inclines to attribute it to the coming of Mr/ Schechter to London. <text:s/>For in the opinion of the now/ famous novelist, </text:span><text:span text:style-name="T4">the</text:span><text:span text:style-name="T6"> our erudite Roumanian brother who lectured/ before us </text:span><text:span text:style-name="T4">last</text:span><text:span text:style-name="T6"> the year before last under the auspices of the Gratz/ trust, exercises a most powerful agency for good--he being/ in Mr Zangwill's conception "perhaps the greatest Hebrew scholar/ in the world." <text:s/>I am utterly disqualified to pronounce an opinion/ concerning so decided a judgment./</text:span></text:p>
      <text:p text:style-name="P5"><text:span text:style-name="T6"/></text:p>
      <text:p text:style-name="P5"><text:span text:style-name="T6">[Page 6]</text:span></text:p>
      <text:p text:style-name="P5"><text:span text:style-name="T6">Doubtless, Mr Schechter's teachings in Rabbinics/ at Cambridge is the versatility of swift/ mind, evinced by a multiplicity of writings,/ influence beneficially younger men and wo-/men. <text:s/>Hence the possibility of establishing a/ "Jewish Quarterly Review," fraught with/ new names, enrolled in the ranks of our/ literati, counting among them a Miss/ Nina Davis and a Mrs H. Lucas, vieying[sic!]/ with each other in translating in flowing English/ rhymes, Hebrew poems. <text:s/>Yet, recognizing that/ fact, I cannot ignore that even prior to Mr Schechter's/ settlement in London during the last decade, some weilded[sic!] already a grace-/-ful pen of the scribe. <text:s/>I may instance Mr/ Lucien Wolf, an English Jew, editor, biogra-/-pher and writer of interesting stories. <text:s/>AS to the/ foundations of Mr Israel Abraham's learning, I can/ related that I was personally acquainted with his immediate/ predecessors. <text:s/>They were not English. <text:s/>Unless I am mistaken/ they hailed from Recessive Poland, but they could be reckoned a-/mong the very few able to instruct the Author of "Jewish life/ in the Middle ages."/</text:span></text:p>
      <text:p text:style-name="P5"><text:span text:style-name="T6"/></text:p>
      <text:p text:style-name="P5"><text:span text:style-name="T6">[Page 7]</text:span></text:p>
      <text:p text:style-name="P5"><text:span text:style-name="T6">I possess a Hebrew commentary, which his grand/ father wrote on a volume regarding our method of/ slaughtering animals for our food. <text:s/>I also sat in com-/-pany with his father, Bernat Abrahams, forming/ </text:span><text:span text:style-name="T4">one</text:span><text:span text:style-name="T6"> part of the ecclesiastical Board of the Sephardic con-/gregation--a gifted scholar was he. <text:s/>No doubt,/ Israel Abrahams, better known than either of the two just mentioned in the/ world of letters, must have imbibed lessons that lay/ the </text:span><text:span text:style-name="T4">foundations</text:span><text:span text:style-name="T6"> basis of his extensive acquirements. <text:s/>I am/ thankful for the use made thereof. <text:s/>But in/ order to limit the range of my mental observations, I cast/ a look </text:span><text:span text:style-name="T4">only on a galaxy of our worthies, now in London.</text:span><text:span text:style-name="T6"> chiefly on a most luminous </text:span><text:span text:style-name="T4">met</text:span><text:span text:style-name="T6"> star on our horizon in the city </text:span><text:span text:style-name="T4">beyond</text:span><text:span text:style-name="T6"> over the/ </text:span><text:span text:style-name="T4">I look and</text:span><text:span text:style-name="T6"> Thames I cannot turn away from contemplating/ </text:span><text:span text:style-name="T4">a bright star on our horizon.</text:span><text:span text:style-name="T6"> its fast increasing brilliancy. <text:s/>It is Joseph Jacobs </text:span><text:span text:style-name="T4">shines</text:span><text:span text:style-name="T6"> star/ </text:span><text:span text:style-name="T4">brilliantly the</text:span><text:span text:style-name="T6"> that shines so splendidly. <text:s/>The rising Jew </text:span><text:span text:style-name="T4">He</text:span><text:span text:style-name="T6"> is confessedly a marvel of literary/ activity. <text:s/>Scarcely has one work of his teeming brains/ issued forth, when another brimful of knowledge is/ announced. <text:s/>Mr Jacobs is not a native of London,/ but he is nevertheless English. <text:s/>Justly does the Mel-/-bourne "Jewish Herald" pride itself upon the merits of/ that son of Australia. <text:s/>Joseph Jacobs weilds[sic!] a pen/ so prolific that I may not be charged with/</text:span></text:p>
      <text:p text:style-name="P5"><text:span text:style-name="T6"/></text:p>
      <text:p text:style-name="P5"><text:span text:style-name="T6">[Page 8]</text:span></text:p>
      <text:p text:style-name="P5"><text:span text:style-name="T6">exaggeration when I say of him what Johanan Ben/ Zacka</text:span><text:span text:style-name="T7">ï</text:span><text:span text:style-name="T8"> </text:span><text:span text:style-name="T5">said</text:span><text:span text:style-name="T8"> asserted concerning a famous pupil/ of his. <text:s/>He is like an exhaustless foundation/ [Hebrew]/</text:span></text:p>
      <text:p text:style-name="P5"><text:span text:style-name="T8">Brethren. <text:s/>Next month we will be/ privileged to listen to the rare learning/ of the Australian Je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6T11:23:31.71</meta:creation-date>
    <meta:document-statistic meta:table-count="0" meta:image-count="0" meta:object-count="0" meta:page-count="4" meta:paragraph-count="88" meta:word-count="1542" meta:character-count="9733"/>
    <dc:date>2012-09-06T13:09:30.93</dc:date>
    <dc:creator>Penn Libraries</dc:creator>
    <meta:editing-duration>PT00H09M45S</meta:editing-duration>
    <meta:editing-cycles>1</meta:editing-cycles>
    <meta:generator>OpenOffice.org/3.2$Win32 OpenOffice.org_project/320m12$Build-9483</meta:generator>
  </office:meta>
</office:document-meta>
</file>